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bbc6" officeooo:paragraph-rsid="0019bbc6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4d1c" officeooo:paragraph-rsid="0019bbc6" style:font-weight-asian="bold" style:font-weight-complex="bold"/>
    </style:style>
    <style:style style:name="P3" style:family="paragraph" style:parent-style-name="Standard" style:list-style-name="L1">
      <style:text-properties fo:font-weight="normal" officeooo:rsid="0019bbc6" officeooo:paragraph-rsid="0019bbc6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1b6ca6" officeooo:paragraph-rsid="001b6ca6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1cf6c0" officeooo:paragraph-rsid="001cf6c0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1d8a31" officeooo:paragraph-rsid="001d8a31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f4d40" officeooo:paragraph-rsid="001f4d4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duction to Scientific Computing NCAS</text:p>
      <text:p text:style-name="P2"/>
      <text:p text:style-name="P2">Course Notes</text:p>
      <text:p text:style-name="P2"/>
      <text:p text:style-name="P1">Python</text:p>
      <text:list xml:id="list4255529310012991302" text:style-name="L1">
        <text:list-item>
          <text:p text:style-name="P3">Basics</text:p>
          <text:list>
            <text:list-item>
              <text:p text:style-name="P4">The back end is based on OOP</text:p>
            </text:list-item>
            <text:list-item>
              <text:p text:style-name="P5">3 /// 2 is equivalent to round(3/2)</text:p>
            </text:list-item>
          </text:list>
        </text:list-item>
        <text:list-item>
          <text:p text:style-name="P4">Libraries</text:p>
          <text:list>
            <text:list-item>
              <text:p text:style-name="P4">IRIS is a tool from the UK Met office for atmospheric data analysis</text:p>
            </text:list-item>
          </text:list>
        </text:list-item>
        <text:list-item>
          <text:p text:style-name="P6">In-place forms</text:p>
          <text:list>
            <text:list-item>
              <text:p text:style-name="P6">+= add another value to the current</text:p>
            </text:list-item>
            <text:list-item>
              <text:p text:style-name="P6">%= returns the remainers</text:p>
            </text:list-item>
          </text:list>
        </text:list-item>
        <text:list-item>
          <text:p text:style-name="P6">Comparisons</text:p>
          <text:list>
            <text:list-item>
              <text:p text:style-name="P6">Double = is equality (==)</text:p>
            </text:list-item>
          </text:list>
        </text:list-item>
        <text:list-item>
          <text:p text:style-name="P7">if x&gt;3: has to be a Boolean</text:p>
        </text:list-item>
        <text:list-item>
          <text:p text:style-name="P7">while my_list: loop until the list is empty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01 </meta:initial-creator>
    <meta:creation-date>2018-11-20T13:59:08.736722124</meta:creation-date>
    <dc:date>2018-11-20T14:37:24.791819457</dc:date>
    <dc:creator>user01 </dc:creator>
    <meta:editing-duration>PT23M2S</meta:editing-duration>
    <meta:editing-cycles>4</meta:editing-cycles>
    <meta:generator>LibreOffice/4.3.7.2$Linux_X86_64 LibreOffice_project/430$Build-2</meta:generator>
    <meta:document-statistic meta:table-count="0" meta:image-count="0" meta:object-count="0" meta:page-count="1" meta:paragraph-count="16" meta:word-count="84" meta:character-count="396" meta:non-whitespace-character-count="340"/>
  </office:meta>
</office:document-meta>
</file>